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ingException.Templat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ingException.Templating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ingException.Templat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ingException.Templatin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